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FE000000590A8E9B816062EF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rsid="00188c73" officeooo:paragraph-rsid="00188c73"/>
    </style:style>
    <style:style style:name="P2" style:family="paragraph" style:parent-style-name="Standard">
      <style:text-properties officeooo:rsid="001bcf4d" officeooo:paragraph-rsid="001bcf4d"/>
    </style:style>
    <style:style style:name="P3" style:family="paragraph" style:parent-style-name="Standard">
      <style:text-properties officeooo:rsid="001e85fc" officeooo:paragraph-rsid="001e85fc"/>
    </style:style>
    <style:style style:name="P4" style:family="paragraph" style:parent-style-name="Standard">
      <style:text-properties officeooo:paragraph-rsid="001e85fc"/>
    </style:style>
    <style:style style:name="P5" style:family="paragraph" style:parent-style-name="Text_20_body" style:list-style-name="L1"/>
    <style:style style:name="P6" style:family="paragraph" style:parent-style-name="Text_20_body">
      <style:text-properties officeooo:paragraph-rsid="001fea38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Preformatted_20_Text">
      <style:text-properties officeooo:rsid="001fea38"/>
    </style:style>
    <style:style style:name="P9" style:family="paragraph" style:parent-style-name="Preformatted_20_Text">
      <style:text-properties style:font-size-asian="11.25pt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88c73"/>
    </style:style>
    <style:style style:name="T2" style:family="text">
      <style:text-properties officeooo:rsid="0019d9f3"/>
    </style:style>
    <style:style style:name="T3" style:family="text">
      <style:text-properties officeooo:rsid="001e85fc"/>
    </style:style>
    <style:style style:name="T4" style:family="text">
      <style:text-properties style:font-size-asian="11.25pt"/>
    </style:style>
    <style:style style:name="T5" style:family="text">
      <style:text-properties officeooo:rsid="001fea38" style:font-size-asian="11.25pt"/>
    </style:style>
    <style:style style:name="T6" style:family="text">
      <style:text-properties officeooo:rsid="0021de1d"/>
    </style:style>
    <style:style style:name="T7" style:family="text">
      <style:text-properties officeooo:rsid="002280a3"/>
    </style:style>
    <style:style style:name="T8" style:family="text">
      <style:text-properties officeooo:rsid="0024557a"/>
    </style:style>
    <style:style style:name="T9" style:family="text">
      <style:text-properties officeooo:rsid="002c0dcf"/>
    </style:style>
    <style:style style:name="T10" style:family="text">
      <style:text-properties officeooo:rsid="002ddaaa"/>
    </style:style>
    <style:style style:name="T11" style:family="text">
      <style:text-properties officeooo:rsid="002faa89"/>
    </style:style>
    <style:style style:name="T12" style:family="text">
      <style:text-properties officeooo:rsid="003040e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、ip:8088/images/getImagesDhash?path=图片库路径 <text:s/>计算图片库的dhash，并将dhash的值存到<text:span text:style-name="T2">redis</text:span>数据库</text:p>
      <text:p text:style-name="P1"><text:s text:c="5"/></text:p>
      <text:p text:style-name="P1">2、ip:8088/images/getImageDhash?path=文件绝对路径 比较上传图片与图片库中汉明距离小于5的图片</text:p>
      <text:p text:style-name="P2">如：http://localhost:8088/images/getImageDhash?path=/root/python/images/3.png</text:p>
      <text:p text:style-name="P1"><draw:frame draw:style-name="fr1" draw:name="图像1" text:anchor-type="paragraph" svg:width="17cm" svg:height="1.48cm" draw:z-index="0"><draw:image xlink:href="Pictures/10000201000003FE000000590A8E9B816062EF11.png" xlink:type="simple" xlink:show="embed" xlink:actuate="onLoad"/></draw:frame></text:p>
      <text:p text:style-name="P1"/>
      <text:p text:style-name="P3"><text:span text:style-name="T1">感知哈希算法选择:</text:span>dhash</text:p>
      <text:p text:style-name="P4"><text:span text:style-name="T3"><text:s text:c="4"/></text:span><text:span text:style-name="T4">相似图片检测步骤：</text:span></text:p>
      <text:list xml:id="list1851986260102046655" text:style-name="L1">
        <text:list-item>
          <text:p text:style-name="P7">计算图片的dHash值</text:p>
        </text:list-item>
        <text:list-item>
          <text:p text:style-name="P5">通过dHash值计算图片的汉明距离（Hamming Distance），通过汉明距离的大小，判断图片的相似程度。</text:p>
        </text:list-item>
      </text:list>
      <text:p text:style-name="P6"><text:span text:style-name="T4"/></text:p>
      <text:p text:style-name="P6"><text:span text:style-name="T4">大量数据hamming distance 计算</text:span></text:p>
      <text:p text:style-name="P9"><text:s text:c="4"/>假设有1<text:span text:style-name="T6">0</text:span>万已经处理完的dhash值吧，现在来了一个新的<text:span text:style-name="T6">d</text:span>hash，如何找出所有可能和他重复的图呢？</text:p>
      <text:p text:style-name="P9"/>
      <text:p text:style-name="P9"><text:s text:c="4"/>最简单粗暴的，直接遍历一次,即遍历10万次,那么耗时约<text:span text:style-name="T12">O(n^2)</text:span></text:p>
      <text:p text:style-name="P9"><text:s text:c="4"/>这边我采用的是一种内存换速度的方式，<text:span text:style-name="T7">16</text:span>位的的hash值，分为八组，每组两位。建立八个dict，每个dict代表一组，以每组的值作为key，value是一个list，存放key相同的hash值。查找的时候，把hash值分成八个存入到<text:span text:style-name="T9">set中，</text:span>之后遍历<text:span text:style-name="T10">set</text:span>在map里边查找，如果有key相同的，取出key相同的所有hash值进行遍历。</text:p>
      <text:p text:style-name="P8"><text:span text:style-name="T4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宋体" style:font-family-asian="宋体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5:00:33.647455032</meta:creation-date>
    <meta:generator>LibreOffice/5.1.6.2$Linux_X86_64 LibreOffice_project/10m0$Build-2</meta:generator>
    <dc:date>2018-01-09T15:50:07.551980874</dc:date>
    <meta:editing-duration>PT49M23S</meta:editing-duration>
    <meta:editing-cycles>22</meta:editing-cycles>
    <meta:document-statistic meta:table-count="0" meta:image-count="1" meta:object-count="0" meta:page-count="1" meta:paragraph-count="12" meta:word-count="328" meta:character-count="602" meta:non-whitespace-character-count="575"/>
  </office:meta>
</office:document-meta>
</file>